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checkbox is enabled, otherwise it will be disabled.</text:p>,
                                            <text:list xml:id="list_Checkbox (Dashboard)7" text:continue-numbering="true" text:continue-list="list_Checkbox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8" text:continue-numbering="true" text:continue-list="list_Checkbox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9" text:continue-numbering="true" text:continue-list="list_Checkbox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heckbox (Dashboard)11" text:continue-numbering="true" text:continue-list="list_Checkbox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2" text:continue-numbering="true" text:continue-list="list_Checkbox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3" text:continue-numbering="true" text:continue-list="list_Checkbox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4" text:continue-numbering="true" text:continue-list="list_Checkbox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5" text:continue-numbering="true" text:continue-list="list_Checkbox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7" text:continue-numbering="true" text:continue-list="list_Checkbox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8" text:continue-numbering="true" text:continue-list="list_Checkbox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20" text:continue-numbering="true" text:continue-list="list_Checkbox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Checkbox (Dashboard)21" text:continue-numbering="true" text:continue-list="list_Checkbox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22" text:continue-numbering="true" text:continue-list="list_Checkbox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3" text:continue-numbering="true" text:continue-list="list_Checkbox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